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weight="bold" officeooo:rsid="0001bfb1" officeooo:paragraph-rsid="0001bfb1" style:font-size-asian="10.5pt" style:font-weight-asian="bold" style:font-size-complex="12pt" style:font-weight-complex="bold"/>
    </style:style>
    <style:style style:name="P2" style:family="paragraph" style:parent-style-name="Standard">
      <style:paragraph-properties fo:text-align="center" style:justify-single-word="false"/>
      <style:text-properties style:font-name="Times New Roman" fo:font-size="12pt" fo:font-weight="normal" officeooo:rsid="000298f2" officeooo:paragraph-rsid="000298f2"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20pt" fo:font-weight="bold" officeooo:rsid="0001bfb1" officeooo:paragraph-rsid="0001bfb1"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Times New Roman" fo:font-size="13pt" fo:font-weight="bold" officeooo:rsid="0006af3a" officeooo:paragraph-rsid="0006af3a"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Times New Roman" fo:font-size="13pt" fo:font-weight="bold" officeooo:rsid="0006af3a" officeooo:paragraph-rsid="0006af3a" style:font-size-asian="11.3500003814697pt" style:font-weight-asian="bold" style:font-size-complex="13pt" style:font-weight-complex="bold"/>
    </style:style>
    <style:style style:name="P6" style:family="paragraph" style:parent-style-name="Standard">
      <style:paragraph-properties fo:text-align="end" style:justify-single-word="false"/>
      <style:text-properties style:font-name="Times New Roman" fo:font-size="13pt" fo:font-weight="bold" officeooo:rsid="0006af3a" officeooo:paragraph-rsid="0006af3a" style:font-size-asian="11.3500003814697pt" style:font-weight-asian="bold" style:font-size-complex="13pt" style:font-weight-complex="bold"/>
    </style:style>
    <style:style style:name="P7" style:family="paragraph" style:parent-style-name="Standard">
      <style:paragraph-properties fo:text-align="end" style:justify-single-word="false"/>
      <style:text-properties style:font-name="Times New Roman" fo:font-size="14pt" fo:font-weight="bold" officeooo:rsid="0006af3a" officeooo:paragraph-rsid="0006af3a"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weight="bold" officeooo:rsid="000298f2" officeooo:paragraph-rsid="000298f2" style:font-weight-asian="bold"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officeooo:rsid="00029967" officeooo:paragraph-rsid="00029967"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officeooo:rsid="000298f2" officeooo:paragraph-rsid="0006af3a" style:font-weight-asian="bold" style:font-weight-complex="bold"/>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055d53" officeooo:paragraph-rsid="00055d53" style:font-weight-asian="bold" style:font-weight-complex="bold"/>
    </style:style>
    <style:style style:name="P12" style:family="paragraph" style:parent-style-name="Standard">
      <style:paragraph-properties fo:text-align="center" style:justify-single-word="false"/>
      <style:text-properties style:text-underline-style="solid" style:text-underline-width="auto" style:text-underline-color="font-color" fo:font-weight="normal" officeooo:rsid="000298f2" officeooo:paragraph-rsid="0006af3a" style:font-weight-asian="normal" style:font-weight-complex="normal"/>
    </style:style>
    <style:style style:name="P13" style:family="paragraph" style:parent-style-name="Standard">
      <style:paragraph-properties fo:text-align="center" style:justify-single-word="false"/>
      <style:text-properties style:text-underline-style="solid" style:text-underline-width="auto" style:text-underline-color="font-color" fo:font-weight="normal" officeooo:rsid="000298f2" officeooo:paragraph-rsid="00096a38" style:font-weight-asian="normal" style:font-weight-complex="normal"/>
    </style:style>
    <style:style style:name="P14" style:family="paragraph" style:parent-style-name="Standard">
      <style:paragraph-properties fo:text-align="center" style:justify-single-word="false"/>
      <style:text-properties style:text-underline-style="solid" style:text-underline-width="auto" style:text-underline-color="font-color" fo:font-weight="normal" officeooo:rsid="00076624" officeooo:paragraph-rsid="00076624" style:font-weight-asian="normal" style:font-weight-complex="normal"/>
    </style:style>
    <style:style style:name="P15" style:family="paragraph" style:parent-style-name="Standard">
      <style:paragraph-properties fo:text-align="center" style:justify-single-word="false"/>
      <style:text-properties style:text-underline-style="none" fo:font-weight="normal" officeooo:rsid="00029967" officeooo:paragraph-rsid="00029967" style:font-weight-asian="normal" style:font-weight-complex="normal"/>
    </style:style>
    <style:style style:name="P16" style:family="paragraph" style:parent-style-name="Standard">
      <style:paragraph-properties fo:text-align="center" style:justify-single-word="false"/>
      <style:text-properties style:text-line-through-style="none" style:text-line-through-type="none" style:text-underline-style="none" fo:font-weight="normal" officeooo:rsid="00029967" officeooo:paragraph-rsid="00029967" style:font-weight-asian="normal" style:font-weight-complex="normal"/>
    </style:style>
    <style:style style:name="P17" style:family="paragraph" style:parent-style-name="Standard">
      <style:paragraph-properties fo:text-align="center" style:justify-single-word="false"/>
      <style:text-properties style:text-line-through-style="none" style:text-line-through-type="none" fo:font-style="normal" style:text-underline-style="none" fo:font-weight="normal" officeooo:rsid="00076624" officeooo:paragraph-rsid="000789d8" style:font-style-asian="normal" style:font-weight-asian="normal" style:font-style-complex="normal" style:font-weight-complex="normal"/>
    </style:style>
    <style:style style:name="P18" style:family="paragraph" style:parent-style-name="Standard">
      <style:paragraph-properties fo:text-align="center" style:justify-single-word="false"/>
      <style:text-properties fo:font-style="normal" style:text-underline-style="none" fo:font-weight="normal" officeooo:rsid="00029967" officeooo:paragraph-rsid="00029967"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style:text-underline-style="none" fo:font-weight="normal" officeooo:rsid="00076624" officeooo:paragraph-rsid="00076624" style:font-style-asian="normal" style:font-weight-asian="normal" style:font-style-complex="normal" style:font-weight-complex="normal"/>
    </style:style>
    <style:style style:name="P20" style:family="paragraph" style:parent-style-name="Standard">
      <style:paragraph-properties fo:text-align="center" style:justify-single-word="false"/>
      <style:text-properties fo:font-style="normal" style:text-underline-style="none" fo:font-weight="normal" officeooo:rsid="00076624" officeooo:paragraph-rsid="000789d8"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font-style="normal" style:text-underline-style="none" fo:font-weight="normal" officeooo:rsid="000789d8" officeooo:paragraph-rsid="000789d8"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fo:font-style="normal" style:text-underline-style="none" fo:font-weight="normal" officeooo:rsid="00055d53" officeooo:paragraph-rsid="00055d53"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style:text-underline-style="none" fo:font-weight="normal" officeooo:rsid="00096a38" officeooo:paragraph-rsid="00096a38"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font-style="normal" style:text-underline-style="none" fo:font-weight="bold" officeooo:rsid="00029967" officeooo:paragraph-rsid="00029967" style:font-style-asian="normal" style:font-weight-asian="bold" style:font-style-complex="normal" style:font-weight-complex="bold"/>
    </style:style>
    <style:style style:name="P25" style:family="paragraph" style:parent-style-name="Standard">
      <style:paragraph-properties fo:text-align="center" style:justify-single-word="false"/>
      <style:text-properties fo:font-style="normal" style:text-underline-style="none" fo:font-weight="bold" officeooo:rsid="00076624" officeooo:paragraph-rsid="00029967" style:font-style-asian="normal" style:font-weight-asian="bold" style:font-style-complex="normal" style:font-weight-complex="bold"/>
    </style:style>
    <style:style style:name="P26" style:family="paragraph" style:parent-style-name="Standard">
      <style:paragraph-properties fo:text-align="center" style:justify-single-word="false"/>
      <style:text-properties fo:font-style="normal" style:text-underline-style="none" fo:font-weight="bold" officeooo:rsid="00055d53" officeooo:paragraph-rsid="00055d53"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6af3a" officeooo:paragraph-rsid="0006af3a" style:font-style-asian="italic" style:font-weight-asian="bold" style:font-style-complex="italic" style:font-weight-complex="bold"/>
    </style:style>
    <style:style style:name="P28" style:family="paragraph" style:parent-style-name="List_20_Paragraph">
      <style:paragraph-properties fo:margin-left="1.905cm" fo:margin-right="0cm" fo:text-indent="0cm" style:auto-text-indent="false"/>
      <style:text-properties fo:font-size="12pt" style:text-underline-style="none" officeooo:paragraph-rsid="00076624" style:font-size-asian="12pt" style:font-size-complex="12pt"/>
    </style:style>
    <style:style style:name="P29" style:family="paragraph" style:parent-style-name="List_20_Paragraph">
      <style:paragraph-properties fo:margin-left="1.905cm" fo:margin-right="0cm" fo:text-indent="0cm" style:auto-text-indent="false"/>
      <style:text-properties fo:font-size="12pt" style:text-underline-style="none" officeooo:rsid="00076624" officeooo:paragraph-rsid="00076624" style:font-size-asian="12pt" style:font-size-complex="12pt"/>
    </style:style>
    <style:style style:name="P30" style:family="paragraph" style:parent-style-name="Standard">
      <style:paragraph-properties fo:text-align="center" style:justify-single-word="false"/>
      <style:text-properties fo:font-size="12pt" style:text-underline-style="none" fo:font-weight="normal" officeooo:rsid="00096a38" officeooo:paragraph-rsid="00096a38"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style:text-underline-style="none" fo:font-weight="normal" officeooo:rsid="00029967" officeooo:paragraph-rsid="00076624" style:font-weight-asian="normal" style:font-weight-complex="normal"/>
    </style:style>
    <style:style style:name="P32" style:family="paragraph" style:parent-style-name="Standard">
      <style:paragraph-properties fo:text-align="center" style:justify-single-word="false"/>
      <style:text-properties style:text-underline-style="none" fo:font-weight="normal" officeooo:rsid="00029967" officeooo:paragraph-rsid="00029967" style:font-weight-asian="normal" style:font-weight-complex="normal"/>
    </style:style>
    <style:style style:name="P33" style:family="paragraph" style:parent-style-name="Standard">
      <style:paragraph-properties fo:text-align="center" style:justify-single-word="false"/>
      <style:text-properties style:text-underline-style="none" fo:font-weight="normal" officeooo:rsid="0006af3a" officeooo:paragraph-rsid="000ba0b5" style:font-weight-asian="normal" style:font-weight-complex="normal"/>
    </style:style>
    <style:style style:name="P34" style:family="paragraph" style:parent-style-name="Standard">
      <style:paragraph-properties fo:text-align="center" style:justify-single-word="false"/>
      <style:text-properties style:text-line-through-style="none" style:text-line-through-type="none" fo:font-style="normal" style:text-underline-style="none" fo:font-weight="normal" officeooo:rsid="00096a38" officeooo:paragraph-rsid="000789d8"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style:text-underline-style="none" fo:font-weight="bold" officeooo:rsid="0003b851" officeooo:paragraph-rsid="00055d53"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fo:font-style="normal" style:text-underline-style="none" fo:font-weight="bold" officeooo:rsid="00029967" officeooo:paragraph-rsid="00029967" style:font-style-asian="normal" style:font-weight-asian="bold" style:font-style-complex="normal" style:font-weight-complex="bold"/>
    </style:style>
    <style:style style:name="P37" style:family="paragraph" style:parent-style-name="Standard">
      <style:paragraph-properties fo:text-align="center" style:justify-single-word="false"/>
      <style:text-properties style:text-underline-style="solid" style:text-underline-width="auto" style:text-underline-color="font-color" fo:font-weight="bold" officeooo:rsid="000298f2" officeooo:paragraph-rsid="000ba0b5" style:font-weight-asian="bold" style:font-weight-complex="bold"/>
    </style:style>
    <style:style style:name="P38" style:family="paragraph" style:parent-style-name="Standard">
      <style:paragraph-properties fo:text-align="center" style:justify-single-word="false"/>
      <style:text-properties style:text-underline-style="solid" style:text-underline-width="auto" style:text-underline-color="font-color" fo:font-weight="bold" officeooo:rsid="00029967" officeooo:paragraph-rsid="00029967" style:font-weight-asian="bold" style:font-weight-complex="bold"/>
    </style:style>
    <style:style style:name="P39" style:family="paragraph" style:parent-style-name="Standard">
      <style:paragraph-properties fo:text-align="center" style:justify-single-word="false"/>
      <style:text-properties style:text-underline-style="solid" style:text-underline-width="auto" style:text-underline-color="font-color" fo:font-weight="bold" officeooo:rsid="00055d53" officeooo:paragraph-rsid="00055d53" style:font-weight-asian="bold" style:font-weight-complex="bold"/>
    </style:style>
    <style:style style:name="P40" style:family="paragraph" style:parent-style-name="Standard">
      <style:paragraph-properties fo:text-align="center" style:justify-single-word="false"/>
      <style:text-properties style:text-underline-style="solid" style:text-underline-width="auto" style:text-underline-color="font-color" fo:font-weight="normal" officeooo:rsid="00076624" officeooo:paragraph-rsid="00076624" style:font-weight-asian="normal" style:font-weight-complex="normal"/>
    </style:style>
    <style:style style:name="P41" style:family="paragraph" style:parent-style-name="Standard">
      <style:paragraph-properties fo:text-align="center" style:justify-single-word="false"/>
      <style:text-properties style:text-underline-style="solid" style:text-underline-width="auto" style:text-underline-color="font-color" fo:font-weight="normal" officeooo:rsid="0006af3a" officeooo:paragraph-rsid="000ba0b5" style:font-weight-asian="normal" style:font-weight-complex="normal"/>
    </style:style>
    <style:style style:name="P42"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6af3a" officeooo:paragraph-rsid="0006af3a" style:font-style-asian="italic" style:font-weight-asian="bold" style:font-style-complex="italic" style:font-weight-complex="bold"/>
    </style:style>
    <style:style style:name="P43" style:family="paragraph" style:parent-style-name="List_20_Paragraph" style:list-style-name="WWNum13">
      <style:text-properties fo:font-size="12pt" officeooo:paragraph-rsid="0006af3a" style:font-size-asian="12pt" style:font-size-complex="12pt"/>
    </style:style>
    <style:style style:name="T1" style:family="text">
      <style:text-properties style:text-underline-style="none"/>
    </style:style>
    <style:style style:name="T2" style:family="text">
      <style:text-properties style:text-underline-style="none" officeooo:rsid="00029967"/>
    </style:style>
    <style:style style:name="T3" style:family="text">
      <style:text-properties style:text-underline-style="none" officeooo:rsid="00076624"/>
    </style:style>
    <style:style style:name="T4" style:family="text">
      <style:text-properties style:text-underline-style="none" officeooo:rsid="000ba0b5"/>
    </style:style>
    <style:style style:name="T5" style:family="text">
      <style:text-properties fo:font-weight="bold" officeooo:rsid="000789d8" style:font-weight-asian="bold"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3b851" style:font-style-asian="normal" style:font-style-complex="normal"/>
    </style:style>
    <style:style style:name="T9" style:family="text">
      <style:text-properties fo:font-size="12pt" style:text-underline-style="none" style:font-size-asian="12pt" style:font-size-complex="12pt"/>
    </style:style>
    <style:style style:name="T10" style:family="text">
      <style:text-properties officeooo:rsid="00076624"/>
    </style:style>
    <style:style style:name="T11" style:family="text">
      <style:text-properties officeooo:rsid="000789d8"/>
    </style:style>
    <style:style style:name="T12" style:family="text">
      <style:text-properties officeooo:rsid="00096a38"/>
    </style:style>
    <style:style style:name="T13" style:family="text">
      <style:text-properties fo:font-style="italic" officeooo:rsid="00029967"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0b08b2"/>
    </style:style>
    <style:style style:name="T18" style:family="text">
      <style:text-properties officeooo:rsid="000ba0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ileOnlineUpload</text:p>
      <text:p text:style-name="P4">(Aplicatie Web)</text:p>
      <text:p text:style-name="P3"/>
      <text:p text:style-name="P7">Apetroaei Ana-Maria</text:p>
      <text:p text:style-name="P7">Ceornea Eliada</text:p>
      <text:p text:style-name="P6">Grupa A6</text:p>
      <text:p text:style-name="P5"/>
      <text:p text:style-name="P5"/>
      <text:p text:style-name="P1">1.Descrierea proiectului</text:p>
      <text:p text:style-name="P2">Proiectul constă în realizarea unei aplicații web care le va permite utilizatorilor, după logare, să transfere informații (documente de diferite tipuri) din calculatorul personal. Proiectul are ca scop ”salvarea” documentelor încărcate intr-o baza de date. De asemenenea, utilizatorul va putea introduce meta-date pentru fiecare fișier încărcat, va putea să îl șteargă sau să îl vizualizeze fară să fie nevoit să îl descarce.</text:p>
      <text:p text:style-name="P2"/>
      <text:p text:style-name="P2"><text:s/></text:p>
      <text:p text:style-name="P8">2.Actori și Scenarii</text:p>
      <text:p text:style-name="P10"><text:span text:style-name="T18">1.</text:span>Utilizatorul <text:span text:style-name="T18">logat</text:span>:</text:p>
      <text:p text:style-name="P27"/>
      <text:p text:style-name="P27">1.Accesare FOU</text:p>
      <text:p text:style-name="P27"/>
      <text:p text:style-name="P33"><text:span text:style-name="T14">2.</text:span><text:span text:style-name="T15">Inregistrare</text:span></text:p>
      <text:p text:style-name="P33"><text:s/>-pentru a fi un utilizator inregistrat, acesta trebuie sa completeze un formular de inregistrare cu un username, email si parola valide</text:p>
      <text:p text:style-name="P12"><text:span text:style-name="T1"><text:s/></text:span><text:span text:style-name="T9">Exceptii: </text:span></text:p>
      <text:list xml:id="list3881105829" text:style-name="WWNum13">
        <text:list-header>
          <text:p text:style-name="P43">- utilizatorul va fi instiintat d<text:span text:style-name="T12">aca datele nu sunt corecte</text:span></text:p>
        </text:list-header>
      </text:list>
      <text:p text:style-name="P41"><text:span text:style-name="T13">3. </text:span><text:span text:style-name="T16">Logare</text:span></text:p>
      <text:p text:style-name="P41"><text:span text:style-name="T4">- </text:span><text:span text:style-name="T1">se face cu </text:span><text:span text:style-name="T3">username-ul si parola</text:span></text:p>
      <text:p text:style-name="P13"><text:span text:style-name="T1"><text:s/></text:span><text:span text:style-name="T9">Exceptii: </text:span></text:p>
      <text:p text:style-name="P30">-utilizatorul va fi instiintat daca datele nu sunt corecte</text:p>
      <text:p text:style-name="P31"/>
      <text:p text:style-name="P14"><text:span text:style-name="T2">4.</text:span><text:span text:style-name="T16">Adugare/vizualizare fisier</text:span></text:p>
      <text:p text:style-name="P14"><text:span text:style-name="T16"/></text:p>
      <text:p text:style-name="P16">-<text:span text:style-name="T10">Utilizatoru; </text:span>poate încărca/vizualiza/șterge/(grupa) și adăuga meta-date <text:s/></text:p>
      <text:p text:style-name="P15">- nu are acces la documentele altor utilizatori<text:tab/></text:p>
      <text:p text:style-name="P28"><text:tab/><text:tab/><text:tab/><text:tab/></text:p>
      <text:p text:style-name="P29"><text:tab/><text:tab/>5.<text:span text:style-name="T15">Logout</text:span>(in momentul deconectarii <text:s/>user-ul este trimis la pagina <text:s/>de home)</text:p>
      <text:p text:style-name="P29"><text:s/></text:p>
      <text:p text:style-name="P37"><text:span text:style-name="T18">2.</text:span>Utilizatorul <text:span text:style-name="T18">nelogat</text:span>:</text:p>
      <text:p text:style-name="P37"/>
      <text:p text:style-name="P15">- <text:span text:style-name="T18">acesta nu are dreptul de a aduga sau vizualiza fisiere incarcate</text:span></text:p>
      <text:p text:style-name="P15">-<text:span text:style-name="T18">poate doar sa acceseze una din paginile: About Us, Help si How to Use</text:span></text:p>
      <text:p text:style-name="P15">-<text:span text:style-name="T18">de asemenea acesta are posibilitatea de a crea un cont si de a deveni utilizator logat</text:span></text:p>
      <text:p text:style-name="P9"/>
      <text:p text:style-name="P9"><text:span text:style-name="T18">3.</text:span>Administratorul:<text:span text:style-name="T6"> -are grijă de buna funcționare a aplicației</text:span></text:p>
      <text:p text:style-name="P18"><text:soft-page-break/></text:p>
      <text:p text:style-name="P18"/>
      <text:p text:style-name="P25"/>
      <text:p text:style-name="P24"/>
      <text:p text:style-name="P24"/>
      <text:p text:style-name="P24"/>
      <text:p text:style-name="P24">3.Tehnoligii folosite</text:p>
      <text:p text:style-name="P19"/>
      <text:p text:style-name="P19"/>
      <text:p text:style-name="P20">1.<text:span text:style-name="T5">Front-endul</text:span><text:span text:style-name="T11"> este realizat cu:-</text:span> HTML(Hyper Text Markup Language) <text:span text:style-name="T11">pentru a reda continutul paginii</text:span></text:p>
      <text:p text:style-name="P20">-<text:span text:style-name="T11">CSS(Cascading Style Sheet) pentru a da stil cotinutului</text:span></text:p>
      <text:p text:style-name="P20"/>
      <text:p text:style-name="P21">2<text:span text:style-name="T15">.Back-endul</text:span> va fi realizat utilizand:</text:p>
      <text:p text:style-name="P20">-<text:span text:style-name="T11">MySql – ne permite stocarea, cautarea si sortarea datelor </text:span></text:p>
      <text:p text:style-name="P17"><text:span text:style-name="T11">-PHP – face legatura dintre server, baza de date si client. </text:span><text:s/></text:p>
      <text:p text:style-name="P34">-Apache –este serverul web, open-source</text:p>
      <text:p text:style-name="P35"/>
      <text:p text:style-name="P11"><text:span text:style-name="T8">4.</text:span><text:span text:style-name="T7">Stocarea datelor</text:span></text:p>
      <text:p text:style-name="P11"><text:span text:style-name="T7"/></text:p>
      <text:p text:style-name="P22">Informațiile, atât cele ce țin de utilizator cât și cele despre documentele încărcate de aceștia vor fi stocate într-o bază de date realizată în MySql. <text:span text:style-name="T12">Baza de date va avea stocata 2 tabele:</text:span></text:p>
      <text:p text:style-name="P23">1. Tabela useri stocheaza datele utilizatorilor.</text:p>
      <text:p text:style-name="P23">2. <text:span text:style-name="T17">Tabela informatii salveaza informatii privind fisierele incarcate de utilizatori.</text:span></text:p>
      <text:p text:style-name="P22"/>
      <text:p text:style-name="P26"/>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5" style:display-name="ListLabel 5" style:family="text">
      <style:text-properties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text:style-name="ListLabel_20_5" style:num-suffix="-" text:bullet-char="-">
        <style:list-level-properties text:list-level-position-and-space-mode="label-alignment">
          <style:list-level-label-alignment text:label-followed-by="listtab" fo:text-indent="-0.635cm" fo:margin-left="3.413cm"/>
        </style:list-level-properties>
        <style:text-properties style:font-name="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4.68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95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223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49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76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033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2.30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5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19T08:04:33.492000000</dc:date>
    <meta:editing-duration>PT25M56S</meta:editing-duration>
    <meta:editing-cycles>5</meta:editing-cycles>
    <meta:document-statistic meta:table-count="0" meta:image-count="0" meta:object-count="0" meta:page-count="2" meta:paragraph-count="41" meta:word-count="313" meta:character-count="2161" meta:non-whitespace-character-count="1864"/>
  </office:meta>
</office:document-meta>
</file>